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1.236cm"/>
    </style:style>
    <style:style style:name="co6" style:family="table-column">
      <style:table-column-properties fo:break-before="auto" style:column-width="1.011cm"/>
    </style:style>
    <style:style style:name="co7" style:family="table-column">
      <style:table-column-properties fo:break-before="auto" style:column-width="4.073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2" table:default-cell-style-name="Default"/>
        <table:table-column table:style-name="co3" table:default-cell-style-name="ce7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9" office:value-type="string">
            <text:p>S3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9" office:value-type="string">
            <text:p>S3</text:p>
          </table:table-cell>
          <table:table-cell table:style-name="ce14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2]&gt;=50)+([.D2]&gt;=7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style-name="ce10"/>
          <table:table-cell/>
          <table:table-cell table:style-name="ce2" office:value-type="string">
            <text:p>Karlzén, Henrik </text:p>
          </table:table-cell>
          <table:table-cell table:style-name="ce4" table:formula="oooc:=0+([.I2]&gt;=50)+([.J2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3]&gt;=50)+([.D3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I3]&gt;=50)+([.J3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4]&gt;=50)+([.D4]&gt;=7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I4]&gt;=50)+([.J4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5]&gt;=50)+([.D5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I5]&gt;=50)+([.J5]&gt;=7)" office:value-type="float" office:value="1">
            <text:p>1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6]&gt;=50)+([.D6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I6]&gt;=50)+([.J6]&gt;=7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7]&gt;=50)+([.D7]&gt;=7)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I7]&gt;=50)+([.J7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8]&gt;=50)+([.D8]&gt;=7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style-name="ce10"/>
          <table:table-cell/>
          <table:table-cell table:style-name="ce2" office:value-type="string">
            <text:p>Lehmann, Patrick </text:p>
          </table:table-cell>
          <table:table-cell table:style-name="ce4" table:formula="oooc:=0+([.I8]&gt;=50)+([.J8]&gt;=7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9]&gt;=50)+([.D9]&gt;=7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I9]&gt;=50)+([.J9]&gt;=7)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0]&gt;=50)+([.D10]&gt;=7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I10]&gt;=50)+([.J10]&gt;=7)" office:value-type="float" office:value="1">
            <text:p>1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1]&gt;=50)+([.D11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I11]&gt;=50)+([.J11]&gt;=7)" office:value-type="float" office:value="1">
            <text:p>1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2]&gt;=50)+([.D12]&gt;=7)" office:value-type="float" office:value="1">
            <text:p>1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I12]&gt;=50)+([.J12]&gt;=7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3]&gt;=50)+([.D13]&gt;=7)" office:value-type="float" office:value="2">
            <text:p>2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I13]&gt;=50)+([.J13]&gt;=7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4]&gt;=50)+([.D14]&gt;=7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10"/>
          <table:table-cell/>
          <table:table-cell table:style-name="ce2" office:value-type="string">
            <text:p>Marculescu, Bogdan </text:p>
          </table:table-cell>
          <table:table-cell table:style-name="ce4" table:formula="oooc:=0+([.I14]&gt;=50)+([.J14]&gt;=7)" office:value-type="float" office:value="2">
            <text:p>2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5]&gt;=50)+([.D15]&gt;=7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I15]&gt;=50)+([.J15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6]&gt;=50)+([.D16]&gt;=7)" office:value-type="float" office:value="2">
            <text:p>2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I16]&gt;=50)+([.J16]&gt;=7)" office:value-type="float" office:value="2">
            <text:p>2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7]&gt;=50)+([.D17]&gt;=7)" office:value-type="float" office:value="2">
            <text:p>2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Moberg, Anders </text:p>
          </table:table-cell>
          <table:table-cell table:style-name="ce4" table:formula="oooc:=0+([.I17]&gt;=50)+([.J17]&gt;=7)" office:value-type="float" office:value="2">
            <text:p>2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8]&gt;=50)+([.D18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Mona Diana, Amza </text:p>
          </table:table-cell>
          <table:table-cell table:style-name="ce4" table:formula="oooc:=0+([.I18]&gt;=50)+([.J18]&gt;=7)" office:value-type="float" office:value="2">
            <text:p>2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19]&gt;=50)+([.D19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I19]&gt;=50)+([.J19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0]&gt;=50)+([.D20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I20]&gt;=50)+([.J20]&gt;=7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1]&gt;=50)+([.D21]&gt;=7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10"/>
          <table:table-cell/>
          <table:table-cell table:style-name="ce2" office:value-type="string">
            <text:p>Persson, Gustav </text:p>
          </table:table-cell>
          <table:table-cell table:style-name="ce4" table:formula="oooc:=0+([.I21]&gt;=50)+([.J21]&gt;=7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2]&gt;=50)+([.D22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I22]&gt;=50)+([.J22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3]&gt;=50)+([.D23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I23]&gt;=50)+([.J23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4]&gt;=50)+([.D24]&gt;=7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I24]&gt;=50)+([.J24]&gt;=7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5]&gt;=50)+([.D25]&gt;=7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I25]&gt;=50)+([.J25]&gt;=7)" office:value-type="float" office:value="1">
            <text:p>1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6]&gt;=50)+([.D26]&gt;=7)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I26]&gt;=50)+([.J26]&gt;=7)" office:value-type="float" office:value="2">
            <text:p>2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7]&gt;=50)+([.D27]&gt;=7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I27]&gt;=50)+([.J27]&gt;=7)" office:value-type="float" office:value="2">
            <text:p>2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28]&gt;=50)+([.D28]&gt;=7)" office:value-type="float" office:value="2">
            <text:p>2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10"/>
          <table:table-cell/>
          <table:table-cell table:style-name="ce2" office:value-type="string">
            <text:p>Siriwardanagea, Nihal </text:p>
          </table:table-cell>
          <table:table-cell table:style-name="ce4" table:formula="oooc:=0+([.I28]&gt;=50)+([.J28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29]&gt;=50)+([.D29]&gt;=7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I29]&gt;=50)+([.J29]&gt;=7)" office:value-type="float" office:value="2">
            <text:p>2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0]&gt;=50)+([.D30]&gt;=7)" office:value-type="float" office:value="2">
            <text:p>2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style-name="ce10"/>
          <table:table-cell/>
          <table:table-cell table:style-name="ce2" office:value-type="string">
            <text:p>Sribuaphuan, Naruemol </text:p>
          </table:table-cell>
          <table:table-cell table:style-name="ce4" table:formula="oooc:=0+([.I30]&gt;=50)+([.J30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1]&gt;=50)+([.D31]&gt;=7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I31]&gt;=50)+([.J31]&gt;=7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2]&gt;=50)+([.D32]&gt;=7)" office:value-type="float" office:value="1">
            <text:p>1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10"/>
          <table:table-cell/>
          <table:table-cell table:style-name="ce2" office:value-type="string">
            <text:p>Svensson, Andreas </text:p>
          </table:table-cell>
          <table:table-cell table:style-name="ce4" table:formula="oooc:=0+([.I32]&gt;=50)+([.J32]&gt;=7)" office:value-type="float" office:value="2">
            <text:p>2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3]&gt;=50)+([.D33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Svensson, Mattias </text:p>
          </table:table-cell>
          <table:table-cell table:style-name="ce4" table:formula="oooc:=0+([.I33]&gt;=50)+([.J33]&gt;=7)" office:value-type="float" office:value="1">
            <text:p>1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4]&gt;=50)+([.D34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I34]&gt;=50)+([.J34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5]&gt;=50)+([.D35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I35]&gt;=50)+([.J35]&gt;=7)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6]&gt;=50)+([.D36]&gt;=7)" office:value-type="float" office:value="1">
            <text:p>1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I36]&gt;=50)+([.J36]&gt;=7)" office:value-type="float" office:value="1">
            <text:p>1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7]&gt;=50)+([.D37]&gt;=7)" office:value-type="float" office:value="1">
            <text:p>1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I37]&gt;=50)+([.J37]&gt;=7)" office:value-type="float" office:value="2">
            <text:p>2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38]&gt;=50)+([.D38]&gt;=7)" office:value-type="float" office:value="1">
            <text:p>1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10"/>
          <table:table-cell/>
          <table:table-cell table:style-name="ce2" office:value-type="string">
            <text:p>Thuresson, Andreas </text:p>
          </table:table-cell>
          <table:table-cell table:style-name="ce4" table:formula="oooc:=0+([.I38]&gt;=50)+([.J38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39]&gt;=50)+([.D39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Trninic, Predrag </text:p>
          </table:table-cell>
          <table:table-cell table:style-name="ce4" table:formula="oooc:=0+([.I39]&gt;=50)+([.J39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0]&gt;=50)+([.D40]&gt;=7)" office:value-type="float" office:value="2">
            <text:p>2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10"/>
          <table:table-cell/>
          <table:table-cell table:style-name="ce2" office:value-type="string">
            <text:p>Tuglu, Hatice Ezgi </text:p>
          </table:table-cell>
          <table:table-cell table:style-name="ce4" table:formula="oooc:=0+([.I40]&gt;=50)+([.J40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1]&gt;=50)+([.D41]&gt;=7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I41]&gt;=50)+([.J41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2]&gt;=50)+([.D42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/>
          <table:table-cell table:style-name="ce2" office:value-type="string">
            <text:p>Voronov, Alexey </text:p>
          </table:table-cell>
          <table:table-cell table:style-name="ce4" table:formula="oooc:=0+([.I42]&gt;=50)+([.J42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3]&gt;=50)+([.D43]&gt;=7)" office:value-type="float" office:value="1">
            <text:p>1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I43]&gt;=50)+([.J43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4]&gt;=50)+([.D44]&gt;=7)" office:value-type="float" office:value="1">
            <text:p>1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I44]&gt;=50)+([.J44]&gt;=7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10"/>
          <table:table-cell table:style-name="ce14"/>
        </table:table-row>
        <table:table-row table:style-name="ro1">
          <table:table-cell table:number-columns-repeated="6"/>
          <table:table-cell table:style-name="ce2" office:value-type="string">
            <text:p>Özdemir, Celal Barış</text:p>
          </table:table-cell>
          <table:table-cell table:style-name="ce4" table:formula="oooc:=0+([.I45]&gt;=50)+([.J45]&gt;=7)" office:value-type="float" office:value="0">
            <text:p>0</text:p>
          </table:table-cell>
          <table:table-cell table:style-name="ce6"/>
          <table:table-cell table:style-name="ce4"/>
          <table:table-cell table:style-name="ce10"/>
          <table:table-cell table:style-name="ce14"/>
        </table:table-row>
        <table:table-row table:style-name="ro1" table:number-rows-repeated="6549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0">2008-11-10</text:date>, <text:time>17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1-10T17:13:29</dc:date>
    <meta:printed-by>Gustav Munkby</meta:printed-by>
    <meta:print-date>2008-11-03T13:05:35</meta:print-date>
    <dc:language>sv-SE</dc:language>
    <meta:editing-cycles>11</meta:editing-cycles>
    <meta:editing-duration>PT9H27M45S</meta:editing-duration>
    <meta:user-defined meta:name="Info 1"/>
    <meta:user-defined meta:name="Info 2"/>
    <meta:user-defined meta:name="Info 3"/>
    <meta:user-defined meta:name="Info 4"/>
    <meta:document-statistic meta:table-count="3" meta:cell-count="358"/>
  </office:meta>
</office:document-meta>
</file>